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3b6a22"/>
    </style:style>
    <style:style style:name="P14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officeooo:paragraph-rsid="004202d9"/>
    </style:style>
    <style:style style:name="P17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0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1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57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58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5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6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7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69" style:family="paragraph" style:parent-style-name="Standard">
      <style:paragraph-properties fo:text-align="end" style:justify-single-word="false"/>
      <style:text-properties officeooo:paragraph-rsid="0045ab0f"/>
    </style:style>
    <style:style style:name="P70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" style:family="text">
      <style:text-properties style:font-name="Abyssinica SIL1" fo:font-size="10pt" style:font-size-asian="10pt" style:font-name-complex="Abyssinica SIL2" style:font-size-complex="10pt"/>
    </style:style>
    <style:style style:name="T14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5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6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7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8e7a5" style:font-weight-asian="bold" style:font-weight-complex="bold"/>
    </style:style>
    <style:style style:name="T21" style:family="text">
      <style:text-properties fo:font-weight="bold" officeooo:rsid="003a7548" style:font-weight-asian="bold" style:font-weight-complex="bold"/>
    </style:style>
    <style:style style:name="T22" style:family="text">
      <style:text-properties fo:font-weight="bold" officeooo:rsid="003c6515" style:font-weight-asian="bold" style:font-weight-complex="bold"/>
    </style:style>
    <style:style style:name="T23" style:family="text">
      <style:text-properties officeooo:rsid="0038e7a5"/>
    </style:style>
    <style:style style:name="T24" style:family="text">
      <style:text-properties officeooo:rsid="003a7548"/>
    </style:style>
    <style:style style:name="T25" style:family="text">
      <style:text-properties officeooo:rsid="003b6a22"/>
    </style:style>
    <style:style style:name="T26" style:family="text">
      <style:text-properties officeooo:rsid="0042342b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43198" style:font-style-asian="normal" style:font-style-complex="normal"/>
    </style:style>
    <style:style style:name="T29" style:family="text">
      <style:text-properties officeooo:rsid="0046e4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3">1</text:span><text:span text:style-name="T14">6</text:span><text:span text:style-name="T13">/0</text:span><text:span text:style-name="T14">9</text:span><text:span text:style-name="T13">/2022 </text:span><text:span text:style-name="T14">sexta-feira</text:span></text:p>
      <text:p text:style-name="P14"/>
      <text:p text:style-name="P26">O que aprenderemos neste módulo?</text:p>
      <text:p text:style-name="P17"/>
      <text:list xml:id="list3320854475" text:style-name="L1">
        <text:list-item>
          <text:p text:style-name="P31">O que é a <text:span text:style-name="T19">Web</text:span> e como ela funciona;</text:p>
        </text:list-item>
        <text:list-item>
          <text:p text:style-name="P31">O que é <text:span text:style-name="T19">Frontend, Backend e Full </text:span><text:span text:style-name="T22">St</text:span><text:span text:style-name="T19">ack</text:span>;</text:p>
        </text:list-item>
        <text:list-item>
          <text:p text:style-name="P31">O que é <text:span text:style-name="T19">HTML5 </text:span>e como utilizá-lo;</text:p>
        </text:list-item>
        <text:list-item>
          <text:p text:style-name="P31">O que é <text:span text:style-name="T19">CSS </text:span>e como utilizá-lo;</text:p>
        </text:list-item>
        <text:list-item>
          <text:p text:style-name="P31">O que é <text:span text:style-name="T19">Bulma </text:span><text:s/>e como utilizá-lo;</text:p>
        </text:list-item>
        <text:list-item>
          <text:p text:style-name="P31">Como <text:span text:style-name="T19">desenvolver um portfólio </text:span>de programador com Bulma do zero.</text:p>
        </text:list-item>
      </text:list>
      <text:p text:style-name="P17"/>
      <text:p text:style-name="P24">O que é a Web e como ela funciona?</text:p>
      <text:p text:style-name="P18"/>
      <text:p text:style-name="P19">Servidor Web</text:p>
      <text:p text:style-name="P17"/>
      <text:list xml:id="list2222474535" text:style-name="L2">
        <text:list-item>
          <text:p text:style-name="P32">É um Software que fica instalado em um computador na rede e serve para <text:span text:style-name="T19">receber as requisições </text:span>de um browser e responder com os arquivos correspondentes ao site solicitado (que em geral são páginas criadas com HTML, CSS e JavaScript e alguns recursos como imagens, áudios e vídeos).</text:p>
          <text:p text:style-name="P32"/>
          <text:p text:style-name="P32"><text:span text:style-name="T23">Os servidores web relacionados as requisições e respostas de um site utiliza um </text:span><text:span text:style-name="T20">protocolo </text:span><text:span text:style-name="T23">chamado </text:span><text:span text:style-name="T20">HTTP.</text:span></text:p>
        </text:list-item>
      </text:list>
      <text:p text:style-name="P2"/>
      <text:p text:style-name="P20">HTTP</text:p>
      <text:p text:style-name="P20"/>
      <text:list xml:id="list3423881628" text:style-name="L3">
        <text:list-item>
          <text:p text:style-name="P56"><text:span text:style-name="T3">P</text:span><text:span text:style-name="T4">rotocolo Http </text:span><text:span text:style-name="T7">(Hypertext Transfer Protocol)</text:span><text:span text:style-name="T4">, é uma espécie de idioma utilizado para que o cliente Web (que em geral é um browser) e o servidor web se entendam. </text:span></text:p>
          <text:p text:style-name="P33"/>
          <text:p text:style-name="P33">Cada um dos outros tipos de servidores web utiliza um protocolo diferente.</text:p>
        </text:list-item>
      </text:list>
      <text:p text:style-name="P6"/>
      <text:p text:style-name="P20">Outros Protocolos</text:p>
      <text:p text:style-name="P20"/>
      <text:list xml:id="list1984586615" text:style-name="L4">
        <text:list-item>
          <text:p text:style-name="P49">SMTP – <text:span text:style-name="T18">Recebimento e envio de Emails;</text:span></text:p>
        </text:list-item>
        <text:list-item>
          <text:p text:style-name="P49">FTP – <text:span text:style-name="T18">Recebimento e download de arquivos.</text:span></text:p>
        </text:list-item>
      </text:list>
      <text:p text:style-name="P6"/>
      <text:p text:style-name="P6"><text:soft-page-break/>Também existem servidores web para acesso a Banco de Dados, entre outros.</text:p>
      <text:p text:style-name="P6"/>
      <text:p text:style-name="P20">Servidores Web relacionados aos sites</text:p>
      <text:p text:style-name="P20"/>
      <text:list xml:id="list446535865" text:style-name="L5">
        <text:list-item>
          <text:p text:style-name="P50">Apache</text:p>
        </text:list-item>
        <text:list-item>
          <text:p text:style-name="P50">Nginx</text:p>
        </text:list-item>
      </text:list>
      <text:p text:style-name="P2"/>
      <text:p text:style-name="P6">São os softwares mais famosos que usam o HTTP para criar esses servidores. <text:span text:style-name="T24">Para solicitar o servidor web ou um conteúdo de um determinado site precisamos conhecer o seu </text:span><text:span text:style-name="T21">endereço IP.</text:span></text:p>
      <text:p text:style-name="P3"/>
      <text:p text:style-name="P21">Endereço IP</text:p>
      <text:p text:style-name="P21"/>
      <text:list xml:id="list152615856" text:style-name="L6">
        <text:list-item>
          <text:p text:style-name="P34">Um Endereço de Protocolo da Internet <text:span text:style-name="T19">(Internet Protocol Address </text:span>[IP address],<text:span text:style-name="T19"> </text:span>é um <text:span text:style-name="T19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34">Um endereço de <text:span text:style-name="T19">IP</text:span> serve a duas funções principais:</text:p>
          <text:list>
            <text:list-item>
              <text:p text:style-name="P58">identificação de interface de hospedeiro ou de rede e endereçamento de localização.</text:p>
            </text:list-item>
          </text:list>
        </text:list-item>
      </text:list>
      <text:p text:style-name="P29"/>
      <text:p text:style-name="P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9">DNS.</text:span></text:p>
      <text:p text:style-name="P4"/>
      <text:p text:style-name="P21">DNS</text:p>
      <text:p text:style-name="P21"/>
      <text:list xml:id="list445869039" text:style-name="L7">
        <text:list-item>
          <text:p text:style-name="P35">O Sistema de Nomes de Domínio (<text:span text:style-name="T19">D</text:span>omain <text:span text:style-name="T19">N</text:span>ame <text:span text:style-name="T19">S</text:span>ystem), é um sistema hierárquico e distribuído de gestão de nomes para computadores, serviços ou qualquer máquina conectada à internet ou a uma rede privada. Faz a <text:span text:style-name="T19">associação </text:span>entre várias informações atribuídas a nomes de domínios e cada entidade participante.</text:p>
        </text:list-item>
        <text:list-item>
          <text:p text:style-name="P35">A sua utilização mais convencional <text:span text:style-name="T19">associa nomes de domínios mais facilmente memorizáveis a endereços IP numéricos</text:span>, necessários à localização e identificação de serviços e dispositivos, processo esse denominado por: <text:span text:style-name="T19">resolução de nome.</text:span></text:p>
        </text:list-item>
      </text:list>
      <text:p text:style-name="P4"/>
      <text:p text:style-name="P13"><text:soft-page-break/><text:span text:style-name="T5">Ou seja, ele tem uma espécie de banco de dados que relaciona então </text:span><text:span text:style-name="T8">IPS </text:span><text:span text:style-name="T5">com</text:span><text:span text:style-name="T8"> Domínios </text:span><text:span text:style-name="T5">em geral todo computador ligado a rede já tem um IP do DNS configurado então quando ele precisa saber o IP ele envia o domínio que ele deseja saber, o IP pra esse DNS e ele responde devolvendo o IP desejado.</text:span></text:p>
      <text:p text:style-name="P9"/>
      <text:p text:style-name="P22">D<text:span text:style-name="T25">esenvolvendo o Site</text:span></text:p>
      <text:p text:style-name="P22"/>
      <text:list xml:id="list3552789282" text:style-name="L8">
        <text:list-item>
          <text:p text:style-name="P36">Após descobrir o IP correto do servidor na rede, o browser vai então solicitar a árvore de arquivos relacionadas aquele site digitando ao servidor Web.</text:p>
        </text:list-item>
        <text:list-item>
          <text:p text:style-name="P36">Site estático:</text:p>
          <text:list>
            <text:list-item>
              <text:p text:style-name="P59">devolverá os arquivos pré existentes.</text:p>
            </text:list-item>
          </text:list>
        </text:list-item>
        <text:list-item>
          <text:p text:style-name="P36">Site dinâmico:</text:p>
          <text:list>
            <text:list-item>
              <text:p text:style-name="P60">o servidor solicitará para um outro software (por exemplo, ao NodeJS) a geração dessas páginas dinâmicas.</text:p>
            </text:list-item>
          </text:list>
        </text:list-item>
      </text:list>
      <text:p text:style-name="P30"/>
      <text:p text:style-name="P25">Desenvolvedor Frontend, Backend e Full Stack</text:p>
      <text:p text:style-name="P25"/>
      <text:p text:style-name="P23">O que é desenvolvedor Frontend?</text:p>
      <text:p text:style-name="P23"/>
      <text:list xml:id="list654275482" text:style-name="L9">
        <text:list-item>
          <text:p text:style-name="P37"><text:span text:style-name="T25">O </text:span>desenvolvedor Frontend é o que <text:span text:style-name="T19">cria a interface </text:span>do site com o usuário, geralmente usando HTML, CSS e JavaScript;</text:p>
        </text:list-item>
      </text:list>
      <text:p text:style-name="P8"/>
      <text:p text:style-name="P23">O que é desenvolvedor Backend?</text:p>
      <text:p text:style-name="P23"/>
      <text:list xml:id="list819797909" text:style-name="L10">
        <text:list-item>
          <text:p text:style-name="P38">Em geral o desenvolvedor Backend é o responsável por <text:span text:style-name="T19">desenvolver a estrutura </text:span>do site que não é apresentada ao usuário, por exemplo a parte que acessa o <text:span text:style-name="T19">Banco de dados, </text:span>processa as <text:span text:style-name="T19">regras de negócio </text:span>e <text:span text:style-name="T19">interage </text:span>com outros serviços.</text:p>
        </text:list-item>
        <text:list-item>
          <text:p text:style-name="P38">É comum no Backend utilizarmos linguagens de programação como <text:span text:style-name="T19">JavaScript, Ruby </text:span>e <text:span text:style-name="T19">Python</text:span>, e frameworks como <text:span text:style-name="T19">NodeJS, Ruby on Rails </text:span>e <text:span text:style-name="T19">Django.</text:span></text:p>
        </text:list-item>
      </text:list>
      <text:p text:style-name="P5"/>
      <text:p text:style-name="P23">O que é desenvolvedor FullStack?</text:p>
      <text:p text:style-name="P23"/>
      <text:list xml:id="list643588985" text:style-name="L11">
        <text:list-item>
          <text:p text:style-name="P39">O desenvolvedor Fullstack é o que consegue desenvolver tanto <text:span text:style-name="T19">frontend </text:span>como o <text:span text:style-name="T19">backend, </text:span>portanto ele pode atuar no <text:span text:style-name="T19">ciclo completo de desenvolvimento </text:span>de um site.</text:p>
        </text:list-item>
      </text:list>
      <text:p text:style-name="P8"/>
      <text:p text:style-name="P12"/>
      <text:p text:style-name="P16"><text:soft-page-break/><text:span text:style-name="T10">1</text:span><text:span text:style-name="T11">9</text:span><text:span text:style-name="T10">/0</text:span><text:span text:style-name="T12">9</text:span><text:span text:style-name="T10">/2022 </text:span><text:span text:style-name="T11">segunda</text:span><text:span text:style-name="T12">-feira</text:span></text:p>
      <text:p text:style-name="P12"/>
      <text:p text:style-name="P27">Toda parte de HTML foi pulada!</text:p>
      <text:p text:style-name="P27"/>
      <text:p text:style-name="P10">Pelo fato de já dominar HTML e CSS apenas fiz os desafios!</text:p>
      <text:p text:style-name="P10"/>
      <text:p text:style-name="P11"><text:span text:style-name="T15">20</text:span><text:span text:style-name="T16">/0</text:span><text:span text:style-name="T14">9</text:span><text:span text:style-name="T16">/2022 </text:span><text:span text:style-name="T15">terça</text:span><text:span text:style-name="T14">-feira</text:span></text:p>
      <text:p text:style-name="P55"/>
      <text:p text:style-name="P61">Pesquisa sobre novas Tag’s</text:p>
      <text:p text:style-name="P28"/>
      <text:list xml:id="list2804452207" text:style-name="L12">
        <text:list-item>
          <text:p text:style-name="P51"><text:span text:style-name="T26">V</text:span>amos pesquisar a seguir por:</text:p>
          <text:p text:style-name="P51"><text:s/></text:p>
          <text:list>
            <text:list-item>
              <text:p text:style-name="P67">&lt;caption&gt;- <text:span text:style-name="T28">Define uma legenda da tabela;</text:span></text:p>
            </text:list-item>
            <text:list-item>
              <text:p text:style-name="P67">&lt;thead&gt; - <text:span text:style-name="T28">Agrupa o conteúdo do cabeçalho em uma tabela;</text:span></text:p>
            </text:list-item>
            <text:list-item>
              <text:p text:style-name="P67">&lt;tbody&gt; - <text:span text:style-name="T28">Agrupa o conteúdo do corpo em uma tabela;</text:span></text:p>
            </text:list-item>
            <text:list-item>
              <text:p text:style-name="P67">&lt;th&gt; - <text:span text:style-name="T28">Define uma célula de cabeçalho em uma tabela;</text:span></text:p>
            </text:list-item>
            <text:list-item>
              <text:p text:style-name="P67">&lt;tr&gt; - <text:span text:style-name="T28">Define uma linha em uma tabela;</text:span></text:p>
            </text:list-item>
            <text:list-item>
              <text:p text:style-name="P67">&lt;td&gt; - <text:span text:style-name="T28">Define uma célula em uma tabela, ou seja, uma coluna;</text:span></text:p>
            </text:list-item>
            <text:list-item>
              <text:p text:style-name="P67">&lt;tfoot&gt; -<text:span text:style-name="T27"> </text:span><text:span text:style-name="T28">Agrupa o conteúdo do rodapé em uma tabela.</text:span><text:span text:style-name="T27"> </text:span></text:p>
            </text:list-item>
          </text:list>
        </text:list-item>
      </text:list>
      <text:p text:style-name="P68"><text:span text:style-name="T27"/></text:p>
      <text:p text:style-name="P69"><text:span text:style-name="T17">21</text:span><text:span text:style-name="T13">/0</text:span><text:span text:style-name="T14">9</text:span><text:span text:style-name="T13">/2022 </text:span><text:span text:style-name="T17">quarta</text:span><text:span text:style-name="T14">-feira</text:span></text:p>
      <text:p text:style-name="P70"/>
      <text:p text:style-name="P62">Conhecendo os Forms</text:p>
      <text:p text:style-name="P62"/>
      <text:list xml:id="list3136851158" text:style-name="L13">
        <text:list-item>
          <text:p text:style-name="P52">O que são os forms no HTML?</text:p>
          <text:list>
            <text:list-item>
              <text:p text:style-name="P57"><text:span text:style-name="T6">São campos que recebem as entradas dos usuários, como um formulário mesmo, recebe dados como: </text:span><text:span text:style-name="T9">Nome, Email, Telefone, Texto, etc.</text:span></text:p>
            </text:list-item>
            <text:list-item>
              <text:p text:style-name="P40">Se os links são muito importantes na web para que naveguemos entre as páginas, o form também é essencial para que possamos submeter informações para um servidor.</text:p>
            </text:list-item>
            <text:list-item>
              <text:p text:style-name="P40">Dentro do form temos o atributo <text:span text:style-name="T19">action</text:span> onde colocaremos a <text:span text:style-name="T19">url </text:span>do servidor que desejamos enviar (submeter) informações.</text:p>
              <text:p text:style-name="P40"/>
            </text:list-item>
          </text:list>
        </text:list-item>
        <text:list-item>
          <text:p text:style-name="P53">Quem recebe as informações do Form?</text:p>
          <text:list>
            <text:list-item>
              <text:p text:style-name="P41">Basicamente quando estamos submetendo essas informações, o form manda isso para o Back-End, ou seja, para o servidor.</text:p>
            </text:list-item>
            <text:list-item>
              <text:p text:style-name="P41">Ele é um software que recebe as informações e faz as alterações no banco de dados.</text:p>
            </text:list-item>
          </text:list>
        </text:list-item>
      </text:list>
      <text:p text:style-name="P63"><text:soft-page-break/>Criando um form para pesquisar no Google</text:p>
      <text:p text:style-name="P63"/>
      <text:p text:style-name="P42">Aula prática em vídeo, onde o Leonardo está criando um form na prática para que conheçamos como funciona.</text:p>
      <text:list xml:id="list2728511706" text:style-name="L14">
        <text:list-item>
          <text:p text:style-name="P43">Nessa aula o professor cria uma barra de pesquisa que ao pesquisar cai direto na página do Google.</text:p>
        </text:list-item>
        <text:list-item>
          <text:p text:style-name="P44">Usaremos no form o método <text:span text:style-name="T19">GET</text:span> que basicamente é quando queremos pegar algo do servidor.</text:p>
        </text:list-item>
      </text:list>
      <text:p text:style-name="P45"/>
      <text:p text:style-name="P64">Validação de forms</text:p>
      <text:p text:style-name="P64"/>
      <text:list xml:id="list264851657" text:style-name="L15">
        <text:list-item>
          <text:p text:style-name="P46"><text:span text:style-name="T29">F</text:span>alaremos sobre validação de forms no HTML5 e como garantir que as informações serão digitadas corretamente.</text:p>
          <text:p text:style-name="P46"/>
        </text:list-item>
        <text:list-item>
          <text:p text:style-name="P54">O que são validações?</text:p>
          <text:list>
            <text:list-item>
              <text:p text:style-name="P46">Uma maneira de garantir que os dados inseridos estão seguindo a norma para aquele campo.</text:p>
            </text:list-item>
            <text:list-item>
              <text:p text:style-name="P46">Usaremos o form do exercício passado para criar as validações.</text:p>
            </text:list-item>
            <text:list-item>
              <text:p text:style-name="P47">No input da pesquisa passaremos o atributo <text:span text:style-name="T19">required </text:span>para garantir que o usuário digitou algo no campo de busca, mas temos outras formas também de validação, como os atributos <text:span text:style-name="T19">min </text:span>e <text:span text:style-name="T19">max</text:span> que passamos o valor mínimo e/ou máximo de caracteres digitados, comumente usamos para input de tipo <text:span text:style-name="T19">number.</text:span></text:p>
            </text:list-item>
            <text:list-item>
              <text:p text:style-name="P47">Veja na documentação do HTML para se aprofundar mais.</text:p>
            </text:list-item>
          </text:list>
        </text:list-item>
      </text:list>
      <text:p text:style-name="P65"/>
      <text:p text:style-name="P66">Aprofundando nos Inputs</text:p>
      <text:p text:style-name="P66"/>
      <text:p text:style-name="P48">Aula informativa, apenas explicação na prática dos inpu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1T19:40:28.966275370</dc:date>
    <meta:editing-duration>P1DT22H1M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87" meta:word-count="1113" meta:character-count="6390" meta:non-whitespace-character-count="5409"/>
  </office:meta>
</office:document-meta>
</file>